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/>
    <style:font-face style:name="Lato1" svg:font-family="Lato" style:font-pitch="variable"/>
    <style:font-face style:name="Lato2" svg:font-family="Lato" style:font-adornments="Norm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ato" officeooo:rsid="001e2b27" officeooo:paragraph-rsid="001e2b27" fo:background-color="transparent"/>
    </style:style>
    <style:style style:name="P2" style:family="paragraph" style:parent-style-name="Standard">
      <style:paragraph-properties fo:text-align="justify" style:justify-single-word="false"/>
      <style:text-properties style:font-name="Lato" officeooo:rsid="001cde24" officeooo:paragraph-rsid="001cde24" fo:background-color="transparent"/>
    </style:style>
    <style:style style:name="P3" style:family="paragraph" style:parent-style-name="Standard">
      <loext:graphic-properties draw:fill-gradient-name="gradient" draw:fill-hatch-name="hatch"/>
      <style:paragraph-properties text:number-lines="false" text:line-number="0"/>
      <style:text-properties style:font-name="Lato" officeooo:rsid="0019af02" officeooo:paragraph-rsid="0019af02"/>
    </style:style>
    <style:style style:name="P4" style:family="paragraph" style:parent-style-name="Standard">
      <loext:graphic-properties draw:fill-gradient-name="Gradient_20_1" draw:fill-hatch-name="hatch"/>
      <style:paragraph-properties fo:text-align="justify" style:justify-single-word="false" text:number-lines="true" text:line-number="1"/>
      <style:text-properties style:font-name="Lato" officeooo:paragraph-rsid="001b98c0"/>
    </style:style>
    <style:style style:name="P5" style:family="paragraph" style:parent-style-name="Standard">
      <style:paragraph-properties fo:text-align="justify" style:justify-single-word="false"/>
      <style:text-properties style:font-name="Lato" officeooo:paragraph-rsid="001c93fd"/>
    </style:style>
    <style:style style:name="P6" style:family="paragraph" style:parent-style-name="Standard">
      <style:paragraph-properties fo:text-align="justify" style:justify-single-word="false"/>
      <style:text-properties style:font-name="Lato" officeooo:paragraph-rsid="001cde24"/>
    </style:style>
    <style:style style:name="P7" style:family="paragraph" style:parent-style-name="Standard">
      <style:paragraph-properties fo:text-align="justify" style:justify-single-word="false"/>
      <style:text-properties style:font-name="Lato" officeooo:paragraph-rsid="0020e2fc"/>
    </style:style>
    <style:style style:name="P8" style:family="paragraph" style:parent-style-name="Standard">
      <style:paragraph-properties fo:text-align="justify" style:justify-single-word="false"/>
      <style:text-properties style:font-name="Lato" officeooo:paragraph-rsid="0023aa2e"/>
    </style:style>
    <style:style style:name="P9" style:family="paragraph" style:parent-style-name="Standard">
      <loext:graphic-properties draw:fill="solid" draw:fill-color="#ffff00" draw:opacity="100%"/>
      <style:paragraph-properties fo:text-align="justify" style:justify-single-word="false" fo:background-color="#ffff00"/>
      <style:text-properties style:font-name="Lato" officeooo:paragraph-rsid="0023aa2e"/>
    </style:style>
    <style:style style:name="P10" style:family="paragraph" style:parent-style-name="Standard">
      <style:paragraph-properties fo:text-align="justify" style:justify-single-word="false"/>
      <style:text-properties style:font-name="Lato" officeooo:rsid="001b98c0" officeooo:paragraph-rsid="001b98c0"/>
    </style:style>
    <style:style style:name="P11" style:family="paragraph" style:parent-style-name="Standard">
      <loext:graphic-properties draw:fill="solid" draw:fill-color="#ffff00" draw:opacity="100%"/>
      <style:paragraph-properties fo:text-align="justify" style:justify-single-word="false" fo:background-color="#ffff00"/>
      <style:text-properties style:font-name="Lato" officeooo:rsid="001b98c0" officeooo:paragraph-rsid="001b98c0"/>
    </style:style>
    <style:style style:name="P12" style:family="paragraph" style:parent-style-name="Standard">
      <style:paragraph-properties fo:text-align="justify" style:justify-single-word="false"/>
      <style:text-properties style:font-name="Lato" officeooo:rsid="001e2b27" officeooo:paragraph-rsid="001e2b27"/>
    </style:style>
    <style:style style:name="P13" style:family="paragraph" style:parent-style-name="Standard">
      <loext:graphic-properties draw:fill-gradient-name="Gradient_20_2" draw:fill-hatch-name="hatch"/>
      <style:paragraph-properties fo:text-align="start" style:justify-single-word="false"/>
      <style:text-properties fo:color="#c9211e" loext:opacity="100%" style:font-name="Lato" style:text-underline-style="solid" style:text-underline-width="auto" style:text-underline-color="font-color" officeooo:rsid="0019af02" officeooo:paragraph-rsid="0019af02"/>
    </style:style>
    <style:style style:name="P14" style:family="paragraph" style:parent-style-name="Standard">
      <loext:graphic-properties draw:fill-gradient-name="gradient" draw:fill-hatch-name="hatch"/>
      <style:paragraph-properties fo:text-align="start" style:justify-single-word="false" text:number-lines="false" text:line-number="0"/>
      <style:text-properties fo:color="#c9211e" loext:opacity="100%" style:font-name="Lato" style:text-underline-style="solid" style:text-underline-width="auto" style:text-underline-color="font-color" officeooo:rsid="0019af02" officeooo:paragraph-rsid="0019af02"/>
    </style:style>
    <style:style style:name="P15" style:family="paragraph" style:parent-style-name="Standard">
      <loext:graphic-properties draw:fill-gradient-name="gradient" draw:fill-hatch-name="hatch"/>
      <style:paragraph-properties fo:text-align="center" style:justify-single-word="false" text:number-lines="false" text:line-number="0"/>
      <style:text-properties fo:color="#c9211e" loext:opacity="100%" style:font-name="Lato" style:text-underline-style="solid" style:text-underline-width="auto" style:text-underline-color="font-color" officeooo:rsid="0019af02" officeooo:paragraph-rsid="0019af02"/>
    </style:style>
    <style:style style:name="P16" style:family="paragraph" style:parent-style-name="Standard">
      <loext:graphic-properties draw:fill-gradient-name="gradient" draw:fill-hatch-name="hatch"/>
      <style:paragraph-properties fo:text-align="center" style:justify-single-word="false" text:number-lines="false" text:line-number="0"/>
      <style:text-properties fo:color="#c9211e" loext:opacity="100%" style:font-name="Lato" style:text-underline-style="none" fo:font-weight="bold" officeooo:rsid="0026ae6c" officeooo:paragraph-rsid="0026ae6c" style:font-weight-asian="bold" style:font-weight-complex="bold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 text:number-lines="false" text:line-number="0"/>
      <style:text-properties fo:color="#c9211e" loext:opacity="100%" style:font-name="Lato1" fo:font-size="12pt" style:text-underline-style="none" fo:font-weight="normal" officeooo:rsid="000b656a" officeooo:paragraph-rsid="002554c3" style:font-size-asian="12pt" style:font-weight-asian="normal" style:font-size-complex="12pt" style:font-weight-complex="normal"/>
    </style:style>
    <style:style style:name="P18" style:family="paragraph" style:parent-style-name="Standard" style:master-page-name="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reak-before="auto" fo:break-after="auto" text:number-lines="false" text:line-number="0"/>
      <style:text-properties style:font-name="Lato1" fo:font-size="12pt" officeooo:rsid="001258c2" officeooo:paragraph-rsid="002554c3" style:font-size-asian="12pt" style:font-size-complex="12pt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Lato1" fo:font-size="12pt" officeooo:rsid="0015c01b" officeooo:paragraph-rsid="002554c3" fo:background-color="#ff6d6d" style:font-size-asian="12pt" style:font-size-complex="12pt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Lato1" fo:font-size="12pt" officeooo:rsid="0023ab6a" officeooo:paragraph-rsid="002554c3" fo:background-color="#ffbf00" style:font-size-asian="12pt" style:font-size-complex="12pt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Lato1" fo:font-size="12pt" officeooo:rsid="001258c2" officeooo:paragraph-rsid="002554c3" fo:background-color="#729fcf" style:font-size-asian="12pt" style:font-size-complex="12pt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Lato1" fo:font-size="12pt" officeooo:rsid="00190281" officeooo:paragraph-rsid="002554c3" fo:background-color="#b2b2b2" style:font-size-asian="12pt" style:font-size-complex="12pt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Lato1" fo:font-size="12pt" officeooo:rsid="00114f96" officeooo:paragraph-rsid="002554c3" fo:background-color="#800080" style:font-size-asian="12pt" style:font-size-complex="12pt"/>
    </style:style>
    <style:style style:name="P24" style:family="paragraph" style:parent-style-name="Standard">
      <loext:graphic-properties draw:fill-gradient-name="Gradient_20_2" draw:fill-hatch-name="hatch"/>
      <style:paragraph-properties fo:text-align="start" style:justify-single-word="false"/>
      <style:text-properties style:use-window-font-color="true" loext:opacity="0%" style:font-name="Lato" style:text-underline-style="solid" style:text-underline-width="auto" style:text-underline-color="font-color" officeooo:rsid="0019af02" officeooo:paragraph-rsid="0019af02"/>
    </style:style>
    <style:style style:name="P25" style:family="paragraph" style:parent-style-name="Standard">
      <loext:graphic-properties draw:fill-gradient-name="gradient" draw:fill-hatch-name="hatch"/>
      <style:paragraph-properties fo:text-align="start" style:justify-single-word="false" text:number-lines="false" text:line-number="0"/>
      <style:text-properties style:use-window-font-color="true" loext:opacity="0%" style:font-name="Lato" style:text-underline-style="solid" style:text-underline-width="auto" style:text-underline-color="font-color" officeooo:rsid="0019af02" officeooo:paragraph-rsid="0019af02"/>
    </style:style>
    <style:style style:name="P26" style:family="paragraph" style:parent-style-name="Text_20_body">
      <style:paragraph-properties fo:text-align="justify" style:justify-single-word="false"/>
      <style:text-properties officeooo:paragraph-rsid="0021f0a9"/>
    </style:style>
    <style:style style:name="P27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style:font-name="Lato"/>
    </style:style>
    <style:style style:name="P28" style:family="paragraph" style:parent-style-name="Text_20_body">
      <loext:graphic-properties draw:fill="solid" draw:fill-color="#ffff00" draw:fill-gradient-name="gradient" draw:fill-hatch-name="hatch" draw:opacity="100%"/>
      <style:paragraph-properties fo:margin-top="0cm" fo:margin-bottom="0cm" style:contextual-spacing="false" fo:text-align="justify" style:justify-single-word="false" fo:background-color="#ffff00"/>
      <style:text-properties style:font-name="Lato"/>
    </style:style>
    <style:style style:name="P29" style:family="paragraph" style:parent-style-name="Text_20_body">
      <style:paragraph-properties fo:text-align="justify" style:justify-single-word="false"/>
      <style:text-properties fo:color="#c9211e" loext:opacity="100%" style:font-name="Lato"/>
    </style:style>
    <style:style style:name="T1" style:family="text">
      <style:text-properties officeooo:rsid="001a95f1"/>
    </style:style>
    <style:style style:name="T2" style:family="text">
      <style:text-properties style:use-window-font-color="true" loext:opacity="0%" style:text-underline-style="none" officeooo:rsid="001b98c0"/>
    </style:style>
    <style:style style:name="T3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0ec855" style:letter-kerning="true" style:font-style-asian="normal" style:font-weight-asian="normal" style:text-emphasize="none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6dffa" fo:background-color="#ffff00" loext:char-shading-value="0"/>
    </style:style>
    <style:style style:name="T6" style:family="text">
      <style:text-properties officeooo:rsid="0015c01b" fo:background-color="#ffff00" loext:char-shading-value="0"/>
    </style:style>
    <style:style style:name="T7" style:family="text">
      <style:text-properties officeooo:rsid="000e589f" fo:background-color="#ffff00" loext:char-shading-value="0"/>
    </style:style>
    <style:style style:name="T8" style:family="text">
      <style:text-properties officeooo:rsid="001344cf" fo:background-color="#ffff00" loext:char-shading-value="0"/>
    </style:style>
    <style:style style:name="T9" style:family="text">
      <style:text-properties officeooo:rsid="001205ce" fo:background-color="#ffff00" loext:char-shading-value="0"/>
    </style:style>
    <style:style style:name="T10" style:family="text">
      <style:text-properties officeooo:rsid="001403f0" fo:background-color="#ffff00" loext:char-shading-value="0"/>
    </style:style>
    <style:style style:name="T11" style:family="text">
      <style:text-properties officeooo:rsid="001b0212" fo:background-color="#ffff00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b98c0"/>
    </style:style>
    <style:style style:name="T14" style:family="text">
      <style:text-properties officeooo:rsid="001c93fd"/>
    </style:style>
    <style:style style:name="T15" style:family="text">
      <style:text-properties officeooo:rsid="001cde24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1cde24" fo:background-color="transparent" loext:char-shading-value="0"/>
    </style:style>
    <style:style style:name="T18" style:family="text">
      <style:text-properties officeooo:rsid="0020e2fc" fo:background-color="transparent" loext:char-shading-value="0"/>
    </style:style>
    <style:style style:name="T19" style:family="text">
      <style:text-properties officeooo:rsid="0026ae6c" fo:background-color="transparent" loext:char-shading-value="0"/>
    </style:style>
    <style:style style:name="T20" style:family="text">
      <style:text-properties style:font-name="Lato"/>
    </style:style>
    <style:style style:name="T21" style:family="text">
      <style:text-properties style:font-name="Lato" officeooo:rsid="0021f0a9"/>
    </style:style>
    <style:style style:name="T22" style:family="text">
      <style:text-properties fo:color="#c9211e" loext:opacity="100%"/>
    </style:style>
    <style:style style:name="T23" style:family="text">
      <style:text-properties fo:color="#c9211e" loext:opacity="100%" officeooo:rsid="001b98c0"/>
    </style:style>
    <style:style style:name="T24" style:family="text">
      <style:text-properties fo:color="#c9211e" loext:opacity="100%" officeooo:rsid="0020e2fc" fo:background-color="transparent" loext:char-shading-value="0"/>
    </style:style>
    <style:style style:name="T25" style:family="text">
      <style:text-properties fo:language="fr" fo:country="FR" officeooo:rsid="001258c2" fo:background-color="transparent" loext:char-shading-value="0"/>
    </style:style>
    <style:style style:name="T26" style:family="text">
      <style:text-properties fo:language="fr" fo:country="FR" officeooo:rsid="0034a225" fo:background-color="transparent" loext:char-shading-value="0"/>
    </style:style>
    <style:style style:name="T27" style:family="text">
      <style:text-properties officeooo:rsid="001b0212"/>
    </style:style>
    <style:style style:name="T28" style:family="text">
      <style:text-properties officeooo:rsid="0006dffa"/>
    </style:style>
    <style:style style:name="T29" style:family="text">
      <style:text-properties officeooo:rsid="001258c2"/>
    </style:style>
    <style:style style:name="T30" style:family="text">
      <style:text-properties officeooo:rsid="000ec855"/>
    </style:style>
    <style:style style:name="T31" style:family="text">
      <style:text-properties officeooo:rsid="001cde24" fo:background-color="#729fcf" loext:char-shading-value="0"/>
    </style:style>
    <style:style style:name="T32" style:family="text">
      <style:text-properties officeooo:rsid="001cde24" fo:background-color="#729fcf" loext:char-shading-value="0"/>
    </style:style>
    <style:style style:name="T33" style:family="text">
      <style:text-properties fo:background-color="#ffbf00" loext:char-shading-value="0"/>
    </style:style>
    <style:style style:name="T34" style:family="text">
      <style:text-properties officeooo:rsid="001cde24" fo:background-color="#ffbf00" loext:char-shading-value="0"/>
    </style:style>
    <style:style style:name="T35" style:family="text">
      <style:text-properties officeooo:rsid="001cde24" fo:background-color="#ffbf00" loext:char-shading-value="0"/>
    </style:style>
    <style:style style:name="T36" style:family="text">
      <style:text-properties fo:background-color="#ffbf00" loext:char-shading-value="0"/>
    </style:style>
    <style:style style:name="T37" style:family="text">
      <style:text-properties officeooo:rsid="0020e2fc" fo:background-color="#ffbf00" loext:char-shading-value="0"/>
    </style:style>
    <style:style style:name="T38" style:family="text">
      <style:text-properties officeooo:rsid="0020e2fc" fo:background-color="#ffb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 Silveira</text:p>
      <text:p text:style-name="P3">Lucas</text:p>
      <text:p text:style-name="P15">Résumé</text:p>
      <text:p text:style-name="P15">Femme<text:span text:style-name="T1">s</text:span> et informatique</text:p>
      <text:p text:style-name="P14"/>
      <text:p text:style-name="P13"/>
      <text:p text:style-name="P13"/>
      <text:p text:style-name="P13"/>
      <text:p text:style-name="P18"><text:span text:style-name="T4">SURLIGNÉ EN JAUNE : texte initial mal résumé </text:span><text:span text:style-name="T5">(peu clair – </text:span><text:span text:style-name="T6">souvent parce que vous êtes imprécis·e, </text:span><text:span text:style-name="T7">parfois à cause de l’expression </text:span><text:span text:style-name="T8">quand le texte est en rouge</text:span><text:span text:style-name="T6"> — </text:span><text:span text:style-name="T9">et/ou répétition</text:span><text:span text:style-name="T5">) voire </text:span><text:span text:style-name="T4">non résumé </text:span><text:span text:style-name="T10">quand il manque une idée </text:span><text:span text:style-name="T11">(passage vide surligné)</text:span></text:p>
      <text:p text:style-name="P19"><text:span text:style-name="T27">S</text:span>URLIGNÉ EN ROUGE : <text:s/><text:span text:style-name="T28">texte</text:span><text:span text:style-name="T29"> mal compris</text:span></text:p>
      <text:p text:style-name="P20">SURLIGNÉ EN ORANGE : problème important de connecteur (mal choisi ou manquant)</text:p>
      <text:p text:style-name="P21">SURLIGNÉ EN BLEU : exemple à éliminer</text:p>
      <text:p text:style-name="P22">SURLIGNÉ EN GRIS : passage peu utile</text:p>
      <text:p text:style-name="P23">SURLIGNÉ EN VIOLET : nouveau paragraphe à cet endroit pour marquer l’arrivée d’une nouvelle idée <text:span text:style-name="T30">OU au contraire </text:span><text:span text:style-name="T3">ne changez pas de paragraphe puisque c’est toujours la même idée</text:span></text:p>
      <text:p text:style-name="P17"><text:span text:style-name="T25">ÉCRIT EN ROUGE : problème important d’expression </text:span><text:span text:style-name="T26">(syntaxe, lexique, orthographe, ponctuation)</text:span><text:tab/></text:p>
      <text:p text:style-name="P24"/>
      <text:p text:style-name="P25"/>
      <text:p text:style-name="P25"/>
      <text:p text:style-name="P16">ATTENTION AUX ACCORDS, SOYEZ PLUS PRÉCIS, LIEZ MIEUX LES IDÉES ENTRE ELLES</text:p>
      <text:p text:style-name="P25"/>
      <text:p text:style-name="P4"><text:span text:style-name="T2"><text:tab/>Dans les métiers du numérique, les hommes sont largement plus nombreux que les femmes. On pourrait croire qu’il en a toujours été ainsi. <text:s/></text:span>D’ailleurs, cet état des lieux est ancré dans les mentalités. <text:span text:style-name="T13">Mais dans les </text:span><text:span text:style-name="T23">début</text:span><text:span text:style-name="T13"> de l’informatique </text:span><text:span text:style-name="T23">utilisé</text:span><text:span text:style-name="T13"> lors de la seconde guerre mondiale pour faire des calculs militaire et balistiques, c’était les femmes qui étaient embauchées car avant elle calculaient à la place des machines. A cette époque ce n’était pas considéré comme un travail important.</text:span></text:p>
      <text:p text:style-name="P10"/>
      <text:p text:style-name="P10">Durant ces années fondatrices, les femmes ont aussi été très <text:span text:style-name="T22">présents</text:span> à un niveau opérationnel. De 1972 à 1985, la filière informatique était la deuxième filière comportant le plus de femmes ingénieures au sein des formations techniques.</text:p>
      <text:p text:style-name="P11"/>
      <text:p text:style-name="P5"><text:span text:style-name="T14">Dans les années 1980, une société américaine définit le profil psychologique « du bon programmeur ». Elle se base sur un échantillon d’hommes travaillant dans un environnement militaire, présentant comme caractéristiques majeures : une sociabilité moindre que la moyenne et des activités socialement connotées comme masculines.</text:span>On est loin des années 1940-50 où pour programmer l’on recrutait des personnes patientes, logiques, ayant beaucoup d’imagination, et pratiquant mots croisés, échecs ou tricot !</text:p>
      <text:p text:style-name="P5"><text:tab/></text:p>
      <text:p text:style-name="P6"><text:span text:style-name="T15">Ensuite les besoins en personnel informatique étant croissants, les salaires étaient élevés. Il était mal vu pour les codeuses de gagner autant, de plus il </text:span><text:span text:style-name="T17">était peu concevable qu’elles encadrent des équipes mixtes</text:span><text:span text:style-name="T32">, la Grande-Bretagne</text:span><text:span text:style-name="T17"> à pris la décision de bloquer la carrière des programmeuses.</text:span></text:p>
      <text:p text:style-name="P2"/>
      <text:p text:style-name="P12"><text:span text:style-name="T35">L</text:span><text:span text:style-name="T36">e</text:span><text:span text:style-name="T16">s universités poussent les industries à parler de génie logiciel et d’ingénieur logiciel</text:span><text:span text:style-name="T12"> <text:s text:c="3"/></text:span><text:span text:style-name="T19">m</text:span><text:span text:style-name="T16">ais cela contribue à masculiniser la perception des formations informatiques.</text:span></text:p>
      <text:p text:style-name="P1"><text:soft-page-break/></text:p>
      <text:p text:style-name="P7"><text:span text:style-name="T38">E</text:span><text:span text:style-name="T18">n 1965, aux États-Unis 30 % des métiers dans la programmation sont occu</text:span><text:span text:style-name="T24">pées</text:span><text:span text:style-name="T18"> par des femmes. En 1982, en France c’est 35 % d’occupation.</text:span><text:span text:style-name="T38"> Pour que</text:span><text:span text:style-name="T18"> l’informatique se diffuse dans la société, on intègre les ordinateurs dans la culture populaire mais dans des mises en scène qui mettent souvent les femmes de côté</text:span><text:span text:style-name="T38">. Dan</text:span><text:span text:style-name="T18">s les familles, l’ordinateur n’entre pas de façon égalitaire, les garçons resteront longtemps privilégiés par rapport aux filles. La culture a </text:span>contribué, dans le grand public, à associer informatique et masculin.</text:p>
      <text:p text:style-name="P7"/>
      <text:p text:style-name="P26"><text:span text:style-name="T20">Les algorithmes ont aussi montré qu’ils reproduisaient les biais sexistes, renforçant la discrimination envers les filles dans l’accès aux formation</text:span><text:span text:style-name="T21">s</text:span><text:span text:style-name="T20"> numérique</text:span><text:span text:style-name="T21">s</text:span><text:span text:style-name="T20">. Tous ces facteurs font qu’en dix ans les femmes se sont progressivement retirées.</text:span></text:p>
      <text:p text:style-name="P26"/>
      <text:p text:style-name="P29">L’étude des pays où l’on trouve une parité dans le domaine informatique :le manque de femmes dans le digital est un phénomène essentiellement occidental.</text:p>
      <text:p text:style-name="P28"/>
      <text:p text:style-name="P27">Les actions de changement dans <text:span text:style-name="T12">les deux universités</text:span> se sont développées .</text:p>
      <text:p text:style-name="P27">Le NTNU a mis en place une stratégie d’inspiration différentialiste et le CMU <text:s/>a adopté une approche universaliste qui s’inscrit dans une perspective d’égalité des chances et tend à éliminer les a priori concernant les matières et les genres. <text:span text:style-name="T12"><text:s text:c="17"/></text:span></text:p>
      <text:p text:style-name="P27"/>
      <text:p text:style-name="P8">Ces actions montrent que les femmes ont toute leur place dans le domaine de l’informatiqu<text:span text:style-name="T36">e. Le </text:span>très faible nombre de femmes dans les métiers du numérique présente deux enjeux majeurs : économique et socié<text:span text:style-name="T22">tale.</text:span> <text:span text:style-name="T12"><text:s text:c="34"/></text:span></text:p>
      <text:p text:style-name="P9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/>
    <style:font-face style:name="Lato1" svg:font-family="Lato" style:font-pitch="variable"/>
    <style:font-face style:name="Lato2" svg:font-family="Lato" style:font-adornments="Norm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4:02:17.210782203</meta:creation-date>
    <meta:generator>LibreOffice/7.3.7.2$Linux_X86_64 LibreOffice_project/30$Build-2</meta:generator>
    <dc:date>2022-12-08T19:18:43.544728188</dc:date>
    <meta:editing-duration>PT1H6M30S</meta:editing-duration>
    <meta:editing-cycles>12</meta:editing-cycles>
    <dc:creator>Corinne Paterlini</dc:creator>
    <meta:document-statistic meta:table-count="0" meta:image-count="0" meta:object-count="0" meta:page-count="2" meta:paragraph-count="24" meta:word-count="614" meta:character-count="4020" meta:non-whitespace-character-count="3365"/>
  </office:meta>
</office:document-meta>
</file>